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42e3af" officeooo:paragraph-rsid="0042e3af" style:font-weight-asian="bold" style:font-weight-complex="bold"/>
    </style:style>
    <style:style style:name="P3" style:family="paragraph" style:parent-style-name="Standard">
      <style:text-properties style:font-name="Arial" fo:font-weight="bold" officeooo:paragraph-rsid="001c1f8f" style:font-weight-asian="bold" style:font-weight-complex="bold"/>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6"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7"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8" style:family="paragraph" style:parent-style-name="Standard">
      <style:text-properties style:font-name="Arial"/>
    </style:style>
    <style:style style:name="P9" style:family="paragraph" style:parent-style-name="Standard">
      <style:text-properties style:font-name="Arial" fo:background-color="#ff8000"/>
    </style:style>
    <style:style style:name="P10" style:family="paragraph" style:parent-style-name="Standard">
      <style:text-properties style:font-name="Arial" officeooo:rsid="00553cae" officeooo:paragraph-rsid="00553cae"/>
    </style:style>
    <style:style style:name="P11" style:family="paragraph" style:parent-style-name="Standard">
      <style:text-properties style:font-name="Arial" officeooo:rsid="0042e3af" officeooo:paragraph-rsid="0042e3af"/>
    </style:style>
    <style:style style:name="P12"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13"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14"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15"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16" style:family="paragraph" style:parent-style-name="Standard">
      <style:text-properties style:font-name="Arial" fo:font-style="normal" fo:font-weight="bold" officeooo:rsid="00444d06" officeooo:paragraph-rsid="00735b71" fo:background-color="transparent" style:font-style-asian="normal" style:font-weight-asian="bold" style:font-style-complex="normal" style:font-weight-complex="bold"/>
    </style:style>
    <style:style style:name="P17" style:family="paragraph" style:parent-style-name="Standard">
      <style:text-properties style:font-name="Arial" fo:font-style="normal" fo:font-weight="bold" officeooo:rsid="00444d06" officeooo:paragraph-rsid="00a579a3" fo:background-color="transparent" style:font-style-asian="normal" style:font-weight-asian="bold" style:font-style-complex="normal" style:font-weight-complex="bold"/>
    </style:style>
    <style:style style:name="P18" style:family="paragraph" style:parent-style-name="Standard">
      <style:text-properties style:font-name="Arial" fo:font-style="normal" fo:font-weight="bold" officeooo:rsid="00444d06" officeooo:paragraph-rsid="00a7cc0a" fo:background-color="transparent" style:font-style-asian="normal" style:font-weight-asian="bold" style:font-style-complex="normal" style:font-weight-complex="bold"/>
    </style:style>
    <style:style style:name="P19"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20"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21"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22" style:family="paragraph" style:parent-style-name="Standard">
      <style:text-properties style:font-name="Arial" fo:font-style="normal" fo:font-weight="bold" officeooo:rsid="00444d06" officeooo:paragraph-rsid="00735b71" fo:background-color="#ff972f" style:font-style-asian="normal" style:font-weight-asian="bold" style:font-style-complex="normal" style:font-weight-complex="bold"/>
    </style:style>
    <style:style style:name="P23" style:family="paragraph" style:parent-style-name="Standard">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24"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1ea353" officeooo:paragraph-rsid="00735b71"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1ea353" officeooo:paragraph-rsid="00780264"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1ea353" officeooo:paragraph-rsid="0079da50"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1ea353" officeooo:paragraph-rsid="007c20a7"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230af2" officeooo:paragraph-rsid="00735b71"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230af2" officeooo:paragraph-rsid="00780264" fo:background-color="transparent"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230af2" officeooo:paragraph-rsid="0079da50" fo:background-color="transparent" style:font-style-asian="normal" style:font-weight-asian="normal" style:font-style-complex="normal" style:font-weight-complex="normal"/>
    </style:style>
    <style:style style:name="P47"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48"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49"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50" style:family="paragraph" style:parent-style-name="Standard">
      <style:text-properties style:font-name="Arial" fo:font-style="normal" fo:font-weight="normal" officeooo:rsid="00508af5" officeooo:paragraph-rsid="0052bcca" fo:background-color="transparent" style:font-style-asian="normal" style:font-weight-asian="normal" style:font-style-complex="normal" style:font-weight-complex="normal"/>
    </style:style>
    <style:style style:name="P51" style:family="paragraph" style:parent-style-name="Standard">
      <style:text-properties style:font-name="Arial" fo:font-style="normal" fo:font-weight="normal" officeooo:rsid="00508af5" officeooo:paragraph-rsid="0073c04b" fo:background-color="transparent" style:font-style-asian="normal" style:font-weight-asian="normal" style:font-style-complex="normal" style:font-weight-complex="normal"/>
    </style:style>
    <style:style style:name="P52" style:family="paragraph" style:parent-style-name="Standard">
      <style:text-properties style:font-name="Arial" fo:font-style="normal" fo:font-weight="normal" officeooo:rsid="00508af5" officeooo:paragraph-rsid="0037261d" fo:background-color="transparent" style:font-style-asian="normal" style:font-weight-asian="normal" style:font-style-complex="normal" style:font-weight-complex="normal"/>
    </style:style>
    <style:style style:name="P53"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54"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55" style:family="paragraph" style:parent-style-name="Standard">
      <style:text-properties style:font-name="Arial" fo:font-style="normal" fo:font-weight="normal" officeooo:rsid="004dcbaf" officeooo:paragraph-rsid="00444d06" fo:background-color="transparent" style:font-style-asian="normal" style:font-weight-asian="normal" style:font-style-complex="normal" style:font-weight-complex="normal"/>
    </style:style>
    <style:style style:name="P56"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57" style:family="paragraph" style:parent-style-name="Standard">
      <style:text-properties style:font-name="Arial" fo:font-style="normal" fo:font-weight="normal" officeooo:rsid="00444d06" officeooo:paragraph-rsid="00735b71" fo:background-color="transparent" style:font-style-asian="normal" style:font-weight-asian="normal" style:font-style-complex="normal" style:font-weight-complex="normal"/>
    </style:style>
    <style:style style:name="P58" style:family="paragraph" style:parent-style-name="Standard">
      <style:text-properties style:font-name="Arial" fo:font-style="normal" fo:font-weight="normal" officeooo:rsid="00444d06" officeooo:paragraph-rsid="009fdf6a" fo:background-color="transparent" style:font-style-asian="normal" style:font-weight-asian="normal" style:font-style-complex="normal" style:font-weight-complex="normal"/>
    </style:style>
    <style:style style:name="P59" style:family="paragraph" style:parent-style-name="Standard">
      <style:text-properties style:font-name="Arial" fo:font-style="normal" fo:font-weight="normal" officeooo:rsid="00444d06" officeooo:paragraph-rsid="00a1e1f8" fo:background-color="transparent" style:font-style-asian="normal" style:font-weight-asian="normal" style:font-style-complex="normal" style:font-weight-complex="normal"/>
    </style:style>
    <style:style style:name="P60" style:family="paragraph" style:parent-style-name="Standard">
      <style:text-properties style:font-name="Arial" fo:font-style="normal" fo:font-weight="normal" officeooo:rsid="00277f21" officeooo:paragraph-rsid="0079da50" fo:background-color="transparent" style:font-style-asian="normal" style:font-weight-asian="normal" style:font-style-complex="normal" style:font-weight-complex="normal"/>
    </style:style>
    <style:style style:name="P61" style:family="paragraph" style:parent-style-name="Standard">
      <style:text-properties style:font-name="Arial" fo:font-style="normal" fo:font-weight="normal" officeooo:rsid="00277f21" officeooo:paragraph-rsid="007c20a7" fo:background-color="transparent" style:font-style-asian="normal" style:font-weight-asian="normal" style:font-style-complex="normal" style:font-weight-complex="normal"/>
    </style:style>
    <style:style style:name="P62" style:family="paragraph" style:parent-style-name="Standard">
      <style:text-properties style:font-name="Arial" fo:font-style="normal" fo:font-weight="normal" officeooo:rsid="0079da50" officeooo:paragraph-rsid="007c20a7" fo:background-color="transparent" style:font-style-asian="normal" style:font-weight-asian="normal" style:font-style-complex="normal" style:font-weight-complex="normal"/>
    </style:style>
    <style:style style:name="P63" style:family="paragraph" style:parent-style-name="Standard">
      <style:text-properties style:font-name="Arial" fo:font-style="normal" fo:font-weight="normal" officeooo:rsid="0080df81" officeooo:paragraph-rsid="0080df81" fo:background-color="transparent" style:font-style-asian="normal" style:font-weight-asian="normal" style:font-style-complex="normal" style:font-weight-complex="normal"/>
    </style:style>
    <style:style style:name="P64"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65"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66"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67"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68"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69" style:family="paragraph" style:parent-style-name="Standard">
      <style:text-properties style:font-name="Arial" fo:font-style="normal" fo:font-weight="normal" officeooo:rsid="001ea353" officeooo:paragraph-rsid="0079da50" fo:background-color="#ffff00" style:font-style-asian="normal" style:font-weight-asian="normal" style:font-style-complex="normal" style:font-weight-complex="normal"/>
    </style:style>
    <style:style style:name="P70" style:family="paragraph" style:parent-style-name="Standard">
      <style:text-properties style:font-name="Arial" fo:font-style="normal" fo:font-weight="normal" officeooo:rsid="001ea353" officeooo:paragraph-rsid="005c29c9" fo:background-color="#ffff00" style:font-style-asian="normal" style:font-weight-asian="normal" style:font-style-complex="normal" style:font-weight-complex="normal"/>
    </style:style>
    <style:style style:name="P71"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72" style:family="paragraph" style:parent-style-name="Standard">
      <style:text-properties style:font-name="Arial" fo:font-style="normal" fo:font-weight="normal" officeooo:rsid="00277f21" officeooo:paragraph-rsid="007c20a7" fo:background-color="#ffd8ce" style:font-style-asian="normal" style:font-weight-asian="normal" style:font-style-complex="normal" style:font-weight-complex="normal"/>
    </style:style>
    <style:style style:name="P73" style:family="paragraph" style:parent-style-name="Standard">
      <style:text-properties style:font-name="Arial" officeooo:rsid="001c1f8f" officeooo:paragraph-rsid="001c1f8f"/>
    </style:style>
    <style:style style:name="P74" style:family="paragraph" style:parent-style-name="Standard">
      <style:text-properties style:font-name="Arial" officeooo:rsid="001bc6b2" officeooo:paragraph-rsid="001bc6b2"/>
    </style:style>
    <style:style style:name="P75" style:family="paragraph" style:parent-style-name="Standard">
      <style:text-properties style:font-name="Arial" fo:font-weight="normal" officeooo:rsid="001c1f8f" officeooo:paragraph-rsid="001c1f8f" style:font-weight-asian="normal" style:font-weight-complex="normal"/>
    </style:style>
    <style:style style:name="P76" style:family="paragraph" style:parent-style-name="Standard">
      <style:text-properties style:use-window-font-color="true" loext:opacity="0%" style:font-name="Arial" officeooo:rsid="001bc6b2" officeooo:paragraph-rsid="001bc6b2" fo:background-color="transparent"/>
    </style:style>
    <style:style style:name="P77" style:family="paragraph" style:parent-style-name="Standard" style:list-style-name="L1">
      <style:text-properties style:font-name="Arial" fo:font-weight="bold" officeooo:rsid="0042e3af" officeooo:paragraph-rsid="0042e3af" style:font-weight-asian="bold" style:font-weight-complex="bold"/>
    </style:style>
    <style:style style:name="P78"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79"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80"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81" style:family="paragraph" style:parent-style-name="Standard" style:list-style-name="L1">
      <style:text-properties style:font-name="Arial" fo:font-style="normal" fo:font-weight="bold" officeooo:rsid="00444d06" officeooo:paragraph-rsid="00444d06" fo:background-color="#ff7b59" style:font-style-asian="normal" style:font-weight-asian="bold" style:font-style-complex="normal" style:font-weight-complex="bold"/>
    </style:style>
    <style:style style:name="P82"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83" style:family="paragraph" style:parent-style-name="Standard" style:list-style-name="L1">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84"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85"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86"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87"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88"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89"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90"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91"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92" style:family="paragraph" style:parent-style-name="Standard" style:list-style-name="L6">
      <style:text-properties style:font-name="Arial" fo:font-style="normal" fo:font-weight="normal" officeooo:rsid="00444d06" officeooo:paragraph-rsid="009fdf6a" fo:background-color="transparent" style:font-style-asian="normal" style:font-weight-asian="normal" style:font-style-complex="normal" style:font-weight-complex="normal"/>
    </style:style>
    <style:style style:name="P93"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4" style:family="paragraph" style:parent-style-name="Standard" style:list-style-name="L8">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5" style:family="paragraph" style:parent-style-name="Standard" style:list-style-name="L9">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6" style:family="paragraph" style:parent-style-name="Standard" style:list-style-name="L2">
      <style:text-properties style:font-name="Arial" officeooo:rsid="001bc6b2" officeooo:paragraph-rsid="001bc6b2"/>
    </style:style>
    <style:style style:name="P97" style:family="paragraph" style:parent-style-name="Standard" style:list-style-name="L8">
      <style:text-properties style:font-name="Arial" officeooo:paragraph-rsid="004c37fa"/>
    </style:style>
    <style:style style:name="P98" style:family="paragraph" style:parent-style-name="Standard" style:list-style-name="L9">
      <style:text-properties style:font-name="Arial" officeooo:paragraph-rsid="004c37fa"/>
    </style:style>
    <style:style style:name="P99" style:family="paragraph" style:parent-style-name="Standard" style:list-style-name="L3">
      <style:paragraph-properties fo:text-align="start" style:justify-single-word="false"/>
      <style:text-properties style:use-window-font-color="true" loext:opacity="0%" style:font-name="Arial" officeooo:rsid="001bc6b2" officeooo:paragraph-rsid="001bc6b2" fo:background-color="transparent"/>
    </style:style>
    <style:style style:name="P100" style:family="paragraph" style:parent-style-name="Standard" style:list-style-name="L6">
      <style:text-properties officeooo:paragraph-rsid="009fdf6a"/>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66568"/>
    </style:style>
    <style:style style:name="T23" style:family="text">
      <style:text-properties officeooo:rsid="00368584"/>
    </style:style>
    <style:style style:name="T24" style:family="text">
      <style:text-properties officeooo:rsid="00372daa"/>
    </style:style>
    <style:style style:name="T25" style:family="text">
      <style:text-properties officeooo:rsid="003a182d"/>
    </style:style>
    <style:style style:name="T26" style:family="text">
      <style:text-properties officeooo:rsid="003f05e2"/>
    </style:style>
    <style:style style:name="T27" style:family="text">
      <style:text-properties officeooo:rsid="004f43da"/>
    </style:style>
    <style:style style:name="T28" style:family="text">
      <style:text-properties fo:font-weight="bold" officeooo:rsid="00542f1b" style:font-weight-asian="bold" style:font-weight-complex="bold"/>
    </style:style>
    <style:style style:name="T29" style:family="text">
      <style:text-properties fo:font-weight="bold" officeooo:rsid="0052bcca" fo:background-color="#ffb66c" loext:char-shading-value="0" style:font-weight-asian="bold" style:font-weight-complex="bold"/>
    </style:style>
    <style:style style:name="T30" style:family="text">
      <style:text-properties officeooo:rsid="00533ab9"/>
    </style:style>
    <style:style style:name="T31" style:family="text">
      <style:text-properties officeooo:rsid="00542f1b"/>
    </style:style>
    <style:style style:name="T32" style:family="text">
      <style:text-properties officeooo:rsid="0058cdfd"/>
    </style:style>
    <style:style style:name="T33" style:family="text">
      <style:text-properties officeooo:rsid="005a6fc9"/>
    </style:style>
    <style:style style:name="T34" style:family="text">
      <style:text-properties officeooo:rsid="005c29c9"/>
    </style:style>
    <style:style style:name="T35" style:family="text">
      <style:text-properties officeooo:rsid="005cc647"/>
    </style:style>
    <style:style style:name="T36" style:family="text">
      <style:text-properties officeooo:rsid="005cc647" fo:background-color="#ffa6a6" loext:char-shading-value="0"/>
    </style:style>
    <style:style style:name="T37" style:family="text">
      <style:text-properties officeooo:rsid="0073c04b" fo:background-color="#ffa6a6" loext:char-shading-value="0"/>
    </style:style>
    <style:style style:name="T38" style:family="text">
      <style:text-properties officeooo:rsid="005e76c5"/>
    </style:style>
    <style:style style:name="T39" style:family="text">
      <style:text-properties officeooo:rsid="006366c2"/>
    </style:style>
    <style:style style:name="T40" style:family="text">
      <style:text-properties officeooo:rsid="0064adfa"/>
    </style:style>
    <style:style style:name="T41" style:family="text">
      <style:text-properties officeooo:rsid="00697a16"/>
    </style:style>
    <style:style style:name="T42" style:family="text">
      <style:text-properties fo:font-style="normal" fo:font-weight="normal" officeooo:rsid="004c37fa" fo:background-color="transparent" loext:char-shading-value="0" style:font-style-asian="normal" style:font-weight-asian="normal" style:font-style-complex="normal" style:font-weight-complex="normal"/>
    </style:style>
    <style:style style:name="T43" style:family="text">
      <style:text-properties fo:font-style="normal" fo:font-weight="normal" officeooo:rsid="0058cdfd" fo:background-color="transparent" loext:char-shading-value="0" style:font-style-asian="normal" style:font-weight-asian="normal" style:font-style-complex="normal" style:font-weight-complex="normal"/>
    </style:style>
    <style:style style:name="T44" style:family="text">
      <style:text-properties fo:font-style="normal" fo:font-weight="normal" officeooo:rsid="006d6082" fo:background-color="transparent" loext:char-shading-value="0" style:font-style-asian="normal" style:font-weight-asian="normal" style:font-style-complex="normal" style:font-weight-complex="normal"/>
    </style:style>
    <style:style style:name="T45" style:family="text">
      <style:text-properties fo:font-style="normal" fo:font-weight="normal" officeooo:rsid="00a32468" fo:background-color="transparent" loext:char-shading-value="0" style:font-style-asian="normal" style:font-weight-asian="normal" style:font-style-complex="normal" style:font-weight-complex="normal"/>
    </style:style>
    <style:style style:name="T46" style:family="text">
      <style:text-properties officeooo:rsid="006f63ae"/>
    </style:style>
    <style:style style:name="T47" style:family="text">
      <style:text-properties officeooo:rsid="00735b71"/>
    </style:style>
    <style:style style:name="T48" style:family="text">
      <style:text-properties fo:background-color="#ff972f" loext:char-shading-value="0"/>
    </style:style>
    <style:style style:name="T49" style:family="text">
      <style:text-properties officeooo:rsid="00735b71" fo:background-color="#ff972f" loext:char-shading-value="0"/>
    </style:style>
    <style:style style:name="T50" style:family="text">
      <style:text-properties officeooo:rsid="0037261d"/>
    </style:style>
    <style:style style:name="T51" style:family="text">
      <style:text-properties officeooo:rsid="0073c04b"/>
    </style:style>
    <style:style style:name="T52" style:family="text">
      <style:text-properties officeooo:rsid="007634f7"/>
    </style:style>
    <style:style style:name="T53" style:family="text">
      <style:text-properties officeooo:rsid="0079a4c2"/>
    </style:style>
    <style:style style:name="T54" style:family="text">
      <style:text-properties officeooo:rsid="00276e5f"/>
    </style:style>
    <style:style style:name="T55" style:family="text">
      <style:text-properties officeooo:rsid="007dddbe"/>
    </style:style>
    <style:style style:name="T56" style:family="text">
      <style:text-properties officeooo:rsid="007f5ec3"/>
    </style:style>
    <style:style style:name="T57" style:family="text">
      <style:text-properties officeooo:rsid="0080df81"/>
    </style:style>
    <style:style style:name="T58" style:family="text">
      <style:text-properties officeooo:rsid="00508af5"/>
    </style:style>
    <style:style style:name="T59" style:family="text">
      <style:text-properties officeooo:rsid="008632f6"/>
    </style:style>
    <style:style style:name="T60" style:family="text">
      <style:text-properties fo:background-color="#ff8000" loext:char-shading-value="0"/>
    </style:style>
    <style:style style:name="T61" style:family="text">
      <style:text-properties officeooo:rsid="00882a1c"/>
    </style:style>
    <style:style style:name="T62" style:family="text">
      <style:text-properties officeooo:rsid="0088d4a9"/>
    </style:style>
    <style:style style:name="T63" style:family="text">
      <style:text-properties officeooo:rsid="008a4e10"/>
    </style:style>
    <style:style style:name="T64" style:family="text">
      <style:text-properties officeooo:rsid="008b5328"/>
    </style:style>
    <style:style style:name="T65" style:family="text">
      <style:text-properties officeooo:rsid="008c5e65"/>
    </style:style>
    <style:style style:name="T66" style:family="text">
      <style:text-properties officeooo:rsid="008ea068"/>
    </style:style>
    <style:style style:name="T67" style:family="text">
      <style:text-properties officeooo:rsid="00905f9b"/>
    </style:style>
    <style:style style:name="T68" style:family="text">
      <style:text-properties officeooo:rsid="00923db2"/>
    </style:style>
    <style:style style:name="T69" style:family="text">
      <style:text-properties officeooo:rsid="0092f153"/>
    </style:style>
    <style:style style:name="T70" style:family="text">
      <style:text-properties officeooo:rsid="0096a3bf"/>
    </style:style>
    <style:style style:name="T71" style:family="text">
      <style:text-properties officeooo:rsid="00981c47"/>
    </style:style>
    <style:style style:name="T72" style:family="text">
      <style:text-properties officeooo:rsid="00987008"/>
    </style:style>
    <style:style style:name="T73" style:family="text">
      <style:text-properties officeooo:rsid="009cc046"/>
    </style:style>
    <style:style style:name="T74" style:family="text">
      <style:text-properties officeooo:rsid="009e26c0"/>
    </style:style>
    <style:style style:name="T75" style:family="text">
      <style:text-properties style:font-name="Arial" fo:font-style="normal" fo:font-weight="normal" officeooo:rsid="00444d06" fo:background-color="transparent" loext:char-shading-value="0" style:font-style-asian="normal" style:font-weight-asian="normal" style:font-style-complex="normal" style:font-weight-complex="normal"/>
    </style:style>
    <style:style style:name="T76" style:family="text">
      <style:text-properties style:font-name="Arial" fo:font-style="normal" fo:font-weight="normal" officeooo:rsid="009fdf6a" fo:background-color="transparent" loext:char-shading-value="0" style:font-style-asian="normal" style:font-weight-asian="normal" style:font-style-complex="normal" style:font-weight-complex="normal"/>
    </style:style>
    <style:style style:name="T77" style:family="text">
      <style:text-properties officeooo:rsid="009fdf6a"/>
    </style:style>
    <style:style style:name="T78" style:family="text">
      <style:text-properties officeooo:rsid="00a1eb82"/>
    </style:style>
    <style:style style:name="T79" style:family="text">
      <style:text-properties officeooo:rsid="00a3962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0"># </text:span>Final Project – National Investigation Unit,</text:p>
      <text:p text:style-name="P4"><text:span text:style-name="T30"># </text:span>Scenario 3 – Suspect flees the scene.</text:p>
      <text:p text:style-name="P8"/>
      <text:p text:style-name="P8"><text:span text:style-name="T30">### </text:span>Daryl Bishop, Ryan Donaghue, Danny Martin, Samuel Knapp, Katie Barrett &amp; Lily Finnegan-Hutchinson.</text:p>
      <text:p text:style-name="P8"/>
      <text:p text:style-name="P9">Presentation slides:</text:p>
      <text:p text:style-name="P10"/>
      <text:p text:style-name="P8"/>
      <text:p text:style-name="P18">* * * * *</text:p>
      <text:p text:style-name="P2"/>
      <text:p text:style-name="P2"><text:span text:style-name="T30">### </text:span>Contents </text:p>
      <text:p text:style-name="P11"/>
      <text:list xml:id="list807621368" text:style-name="L1">
        <text:list-item>
          <text:p text:style-name="P77">Project <text:span text:style-name="T62">B</text:span>rief</text:p>
          <text:list>
            <text:list-item>
              <text:p text:style-name="P78">Background</text:p>
            </text:list-item>
            <text:list-item>
              <text:p text:style-name="P79">Scenario 3 – Suspect flees the scene</text:p>
            </text:list-item>
          </text:list>
        </text:list-item>
        <text:list-item>
          <text:p text:style-name="P80">Project Management/Version Control</text:p>
          <text:list>
            <text:list-item>
              <text:p text:style-name="P87">Risk Assessment:</text:p>
            </text:list-item>
            <text:list-item>
              <text:p text:style-name="P89">Jira/Git:</text:p>
            </text:list-item>
            <text:list-item>
              <text:p text:style-name="P91">Data Structure Planning:</text:p>
            </text:list-item>
          </text:list>
        </text:list-item>
        <text:list-item>
          <text:p text:style-name="P81">Backend</text:p>
        </text:list-item>
        <text:list-item>
          <text:p text:style-name="P82">Frontend</text:p>
        </text:list-item>
        <text:list-item>
          <text:p text:style-name="P81">Testing</text:p>
        </text:list-item>
        <text:list-item>
          <text:p text:style-name="P83">Dev<text:span text:style-name="T61">O</text:span>ps</text:p>
        </text:list-item>
        <text:list-item>
          <text:p text:style-name="P84">Application User Guide</text:p>
        </text:list-item>
        <text:list-item>
          <text:p text:style-name="P85">Stretch Goals</text:p>
        </text:list-item>
        <text:list-item>
          <text:p text:style-name="P86">Acknowledgements</text:p>
        </text:list-item>
      </text:list>
      <text:p text:style-name="P14"/>
      <text:p text:style-name="P14">* * * * *</text:p>
      <text:p text:style-name="P8"/>
      <text:p text:style-name="P1"><text:span text:style-name="T30">### </text:span>Project <text:span text:style-name="T62">B</text:span>rief</text:p>
      <text:p text:style-name="P8"/>
      <text:p text:style-name="P8">In your team of 5-6 people implement a minimum of one of the three scenarios presented. </text:p>
      <text:p text:style-name="P73">As well as the implementation, your team <text:span text:style-name="T3">will be responsible for:</text:span></text:p>
      <text:p text:style-name="P73"/>
      <text:list xml:id="list3306622676" text:style-name="L2">
        <text:list-item>
          <text:p text:style-name="P96"><text:span text:style-name="T39">G</text:span>enerating a backlog from the brief.</text:p>
        </text:list-item>
        <text:list-item>
          <text:p text:style-name="P96"><text:span text:style-name="T39">L</text:span>iaising with your appointed product owner, to validate any assumptions and answer any questions.</text:p>
        </text:list-item>
      </text:list>
      <text:p text:style-name="P74"/>
      <text:p text:style-name="P74"><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text:span><text:span text:style-name="T63">O</text:span><text:span text:style-name="T6">ps, </text:span><text:span text:style-name="T1">and </text:span>may require some additional self guided learning. </text:p>
      <text:p text:style-name="P74"/>
      <text:p text:style-name="P76">The technologies we used in this project:</text:p>
      <text:p text:style-name="P76"/>
      <text:list xml:id="list728744070" text:style-name="L3">
        <text:list-item>
          <text:p text:style-name="P99">Project Management: Jira Scrum board</text:p>
        </text:list-item>
        <text:list-item>
          <text:p text:style-name="P99">Version Control: Git</text:p>
        </text:list-item>
        <text:list-item>
          <text:p text:style-name="P99">CI Server: Jenkins</text:p>
        </text:list-item>
        <text:list-item>
          <text:p text:style-name="P99">Cloud Server: AWS EC2</text:p>
        </text:list-item>
        <text:list-item>
          <text:p text:style-name="P99">Database Server: AWS RDS</text:p>
        </text:list-item>
        <text:list-item>
          <text:p text:style-name="P99">Containerisation: Docker <text:span text:style-name="T4">Swarm</text:span></text:p>
        </text:list-item>
        <text:list-item>
          <text:p text:style-name="P99">Reverse Proxy: NGINX</text:p>
        </text:list-item>
      </text:list>
      <text:p text:style-name="P8"><text:soft-page-break/></text:p>
      <text:p text:style-name="P3"><text:span text:style-name="T31">### </text:span>Scenario 3 – Suspect flees the scene</text:p>
      <text:p text:style-name="P7"/>
      <text:p text:style-name="P5"><text:span text:style-name="T31">### </text:span>Background</text:p>
      <text:p text:style-name="P5"/>
      <text:p text:style-name="P75">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75"/>
      <text:p text:style-name="P6"><text:span text:style-name="T31">### </text:span>Scenario 3 – Suspect flees the scene</text:p>
      <text:p text:style-name="P6"/>
      <text:p text:style-name="P24">An officer has spotted a suspect fleeing the scene of an incident in a car. They have reported back with the car’s number plate. The investigat<text:span text:style-name="T39">ors</text:span> now need to search <text:span text:style-name="T40">with the</text:span> car registration to work out:</text:p>
      <text:p text:style-name="P24"/>
      <text:list xml:id="list1936154417" text:style-name="L4">
        <text:list-item>
          <text:p text:style-name="P88"><text:span text:style-name="T25">W</text:span>ho the suspect was?</text:p>
        </text:list-item>
        <text:list-item>
          <text:p text:style-name="P88">Where else have they been?</text:p>
        </text:list-item>
      </text:list>
      <text:p text:style-name="P15"/>
      <text:p text:style-name="P15">* * * * *</text:p>
      <text:p text:style-name="P24"/>
      <text:p text:style-name="P12"><text:span text:style-name="T31">### </text:span>Project Management/Version Control</text:p>
      <text:p text:style-name="P24"/>
      <text:p text:style-name="P12"><text:span text:style-name="T31">### </text:span>Risk Assessment</text:p>
      <text:p text:style-name="P25"/>
      <text:p text:style-name="P25">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25"><text:line-break/>![Image <text:span text:style-name="T33">1</text:span>](ReadmeImages/18.RiskAssessment.<text:span text:style-name="T33">png</text:span>)</text:p>
      <text:p text:style-name="P64"/>
      <text:p text:style-name="P30">To ensure we continued to use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30"/>
      <text:p text:style-name="P31">![Image <text:span text:style-name="T33">2</text:span>](ReadmeImages/20.IncidentReport.<text:span text:style-name="T33">png</text:span>)</text:p>
      <text:p text:style-name="P65"/>
      <text:p text:style-name="P26">To further utilise our risk assessment, we placed i<text:span text:style-name="T64">t</text:span> into a risk matrix on Jira. This enabled us to better visualise the risk prioritisation and where our measure controls needed to be more stringent. </text:p>
      <text:p text:style-name="P26"/>
      <text:p text:style-name="P31">![Image <text:span text:style-name="T34">3</text:span>](ReadmeImages/<text:span text:style-name="T9">19.RiskMatrix</text:span>.<text:span text:style-name="T33">png</text:span>)</text:p>
      <text:p text:style-name="P26"/>
      <text:p text:style-name="P19"><text:span text:style-name="T31">### </text:span>Jira/Git</text:p>
      <text:p text:style-name="P19"/>
      <text:p text:style-name="P26">As part of the design phase we created a shared Jira board modelled as a Scrum board, and populated it with the following epics:</text:p>
      <text:p text:style-name="P26"><text:soft-page-break/></text:p>
      <text:list xml:id="list2729147549" text:style-name="L5">
        <text:list-item>
          <text:p text:style-name="P90">Dev<text:span text:style-name="T65">O</text:span>ps</text:p>
        </text:list-item>
        <text:list-item>
          <text:p text:style-name="P90">Map/Location Data</text:p>
        </text:list-item>
        <text:list-item>
          <text:p text:style-name="P90">Documentation</text:p>
        </text:list-item>
        <text:list-item>
          <text:p text:style-name="P90">Information Cards/Profiles</text:p>
        </text:list-item>
        <text:list-item>
          <text:p text:style-name="P90">Database</text:p>
        </text:list-item>
        <text:list-item>
          <text:p text:style-name="P90">Testing</text:p>
        </text:list-item>
        <text:list-item>
          <text:p text:style-name="P90">Users</text:p>
        </text:list-item>
      </text:list>
      <text:p text:style-name="P26"><text:s/></text:p>
      <text:p text:style-name="P41">Which we then populated with their related issues <text:span text:style-name="T52">and child issues</text:span>. </text:p>
      <text:p text:style-name="P41"/>
      <text:p text:style-name="P32">![Image <text:span text:style-name="T34">4</text:span>](ReadmeImages/2.EpicsIssues.<text:span text:style-name="T33">png</text:span>)</text:p>
      <text:p text:style-name="P32"/>
      <text:p text:style-name="P45">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45"/>
      <text:p text:style-name="P38">![Image <text:span text:style-name="T56">5</text:span>](ReadmeImages/21.ChildIssues.<text:span text:style-name="T33">png</text:span>)</text:p>
      <text:p text:style-name="P66"/>
      <text:p text:style-name="P44">We created <text:span text:style-name="T41">six</text:span> GitHub repositor<text:span text:style-name="T65">ies</text:span> (Group3-supplementary, <text:span text:style-name="T15">Group3-Terraform,</text:span> Group3-Backend, Group3-Frontend, Group3-NGINX, <text:span text:style-name="T41">Group3-Selenium</text:span>) the latter <text:span text:style-name="T41">four</text:span> of which we connected to our Jira board <text:span text:style-name="T27">through a webhook</text:span>. <text:span text:style-name="T16">This </text:span>enable<text:span text:style-name="T16">d</text:span> us to make smart commits throughout the project, ensuring each team member’s progress was clear to the wider group. <text:span text:style-name="T47">The wehook also </text:span><text:span text:style-name="T50">enable</text:span><text:span text:style-name="T66">d</text:span><text:span text:style-name="T50"> us to automate and perf</text:span><text:span text:style-name="T24">or</text:span><text:span text:style-name="T50">m rolling updates triggered by pushes to main </text:span><text:span text:style-name="T53">branch</text:span><text:span text:style-name="T50">. </text:span></text:p>
      <text:p text:style-name="P37"/>
      <text:p text:style-name="P37">![Image <text:span text:style-name="T56">6</text:span>](ReadmeImages/1<text:span text:style-name="T38">6.Webhook</text:span>.<text:span text:style-name="T33">png</text:span>)</text:p>
      <text:p text:style-name="P37"/>
      <text:p text:style-name="P32">![Image <text:span text:style-name="T56">7</text:span>](ReadmeImages/<text:span text:style-name="T34">17.Webhook</text:span>.<text:span text:style-name="T33">png</text:span>)</text:p>
      <text:p text:style-name="P70"/>
      <text:p text:style-name="P47">The regular smart commits also enabled us to identify <text:span text:style-name="T16">what</text:span> adjustments or additions were made with each Git push. Which would be vital when managing branches and <text:span text:style-name="T67">identifying </text:span>the differences between versions of the project.</text:p>
      <text:p text:style-name="P47"/>
      <text:p text:style-name="P32">![Image <text:span text:style-name="T56">8</text:span>](ReadmeImages/4.smartCommits.<text:span text:style-name="T33">png</text:span>)</text:p>
      <text:p text:style-name="P32"/>
      <text:p text:style-name="P62">We used a feature branch model, <text:span text:style-name="T54">with a branch naming convention linked</text:span> to our Jira <text:span text:style-name="T68">board’s </text:span>epic and issue identifiers (numbers and name). This enabled us to divide our group into smaller teams to work simultaneously o<text:span text:style-name="T69">n</text:span> different areas of the project, e.g. backend, frontend <text:span text:style-name="T69">and</text:span> <text:span text:style-name="T69">D</text:span>ev<text:span text:style-name="T69">O</text:span>ps. Utilising the feature branch model also supported our security measures, as development was made on feature branches, protecting the main branch source code base.<text:span text:style-name="T13"> </text:span></text:p>
      <text:p text:style-name="P72"/>
      <text:p text:style-name="P39"><text:span text:style-name="T13">![Image </text:span><text:span text:style-name="T56">9</text:span><text:span text:style-name="T13">](ReadmeImages/</text:span><text:span text:style-name="T55">26</text:span><text:span text:style-name="T13">.NetworkGraphBackend.</text:span><text:span text:style-name="T33">png</text:span><text:span text:style-name="T13">)</text:span></text:p>
      <text:p text:style-name="P60"/>
      <text:p text:style-name="P40"><text:span text:style-name="T13">![Image </text:span><text:span text:style-name="T35">1</text:span><text:span text:style-name="T56">0</text:span><text:span text:style-name="T13">](ReadmeImages/27.NetworkGraphFrontend.</text:span><text:span text:style-name="T33">png</text:span><text:span text:style-name="T13">)</text:span></text:p>
      <text:p text:style-name="P61"/>
      <text:p text:style-name="P61">By implementing branch protection rules on our repositories, which enforced two peer reviews on all push request made, ensured all code was correct before approval.</text:p>
      <text:p text:style-name="P69"/>
      <text:p text:style-name="P39">![Image <text:span text:style-name="T35">1</text:span><text:span text:style-name="T59">1</text:span>](ReadmeImages/22.BranchProtectionRules.<text:span text:style-name="T33">png</text:span>)</text:p>
      <text:p text:style-name="P69"><text:soft-page-break/></text:p>
      <text:p text:style-name="P39">![Image <text:span text:style-name="T35">1</text:span><text:span text:style-name="T59">2</text:span>](ReadmeImages/12.MergeRequestsApprove.<text:span text:style-name="T33">png</text:span>)</text:p>
      <text:p text:style-name="P46"/>
      <text:p text:style-name="P48">We split our project into two sp<text:span text:style-name="T18">r</text:span><text:span text:style-name="T20">i</text:span>nts, with the focus on the first sprint being to produce an <text:span text:style-name="T70">minimun viable product (</text:span>MVP<text:span text:style-name="T70">)</text:span> with strong security, and the second sprint to develop our project into a <text:span text:style-name="T71">more refined</text:span> application. </text:p>
      <text:p text:style-name="P48"/>
      <text:p text:style-name="P32">![Image <text:span text:style-name="T59">13</text:span>](ReadmeImages/1.Sprint1Image.<text:span text:style-name="T33">png</text:span>)</text:p>
      <text:p text:style-name="P43"/>
      <text:p text:style-name="P42">We used Jira's built in reports to assess our efficiency and sprint allocations. <text:span text:style-name="T12">Our burn-down chart </text:span><text:span text:style-name="T26">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 </text:span><text:span text:style-name="T72">We were more familiar with the project by the second sprint, and were therefore able to populate our Jira board with the majority of the issues before initiating the sprint. As a result we deviated less from the guideline, than we had in the first week.</text:span></text:p>
      <text:p text:style-name="P42"/>
      <text:p text:style-name="P33">![Image <text:span text:style-name="T51">1</text:span><text:span text:style-name="T59">4</text:span>](ReadmeImages/3.Sprint1BurnDownChart.<text:span text:style-name="T33">png</text:span>)</text:p>
      <text:p text:style-name="P67"/>
      <text:p text:style-name="P33">![Image <text:span text:style-name="T35">1</text:span><text:span text:style-name="T59">5</text:span>](ReadmeImages/28.Sprint2BurnDownChart.<text:span text:style-name="T33">png</text:span>)</text:p>
      <text:p text:style-name="P71"/>
      <text:p text:style-name="P60"/>
      <text:p text:style-name="P15">* * * * *</text:p>
      <text:p text:style-name="P68"/>
      <text:p text:style-name="P20"><text:span text:style-name="T31">### </text:span>Data Structure Planning</text:p>
      <text:p text:style-name="P27"/>
      <text:p text:style-name="P34"><text:span text:style-name="T22">Another part of our</text:span> initial design phase w<text:span text:style-name="T22">as to determine which data we needed from the tables we were provided with, to meet the application MVP. To ensure all team members knew what data we would be using, we created a diagram to highlight the tables, the specific data fields, and any foreign keys </text:span><text:span text:style-name="T73">that</text:span><text:span text:style-name="T22"> </text:span><text:span text:style-name="T73">we had chosen to use</text:span><text:span text:style-name="T22">. The diagram also identified the relationship between the graph</text:span><text:span text:style-name="T23">s</text:span><text:span text:style-name="T22"> (many-to-many, one-to-many, etc).</text:span></text:p>
      <text:p text:style-name="P27"/>
      <text:p text:style-name="P35">![Image <text:span text:style-name="T35">1</text:span><text:span text:style-name="T59">6</text:span>](ReadmeImages/14.TableDataStructure.<text:span text:style-name="T33">png</text:span>)</text:p>
      <text:p text:style-name="P28"/>
      <text:p text:style-name="P29">Similarly a <text:span text:style-name="T23">table was produced to outline all the table</text:span><text:span text:style-name="T74">s</text:span><text:span text:style-name="T23"> and data field names and their type</text:span><text:span text:style-name="T74">s</text:span><text:span text:style-name="T23">, for example, Table name: vehicle_registration, data field name: Forenames, type: VARCHAR(50).</text:span></text:p>
      <text:p text:style-name="P29"/>
      <text:p text:style-name="P35">![Image <text:span text:style-name="T35">1</text:span><text:span text:style-name="T59">7</text:span>](ReadmeImages/15.CreateTablesSQL.<text:span text:style-name="T33">png</text:span>)</text:p>
      <text:p text:style-name="P28"/>
      <text:p text:style-name="P49">Both documents were created to standardise data usage, naming and type conventions, in an attempt to minimise merge conflicts.</text:p>
      <text:p text:style-name="P29"/>
      <text:p text:style-name="P16">* * * * *</text:p>
      <text:p text:style-name="P16"/>
      <text:p text:style-name="P16"><text:span text:style-name="T49">### </text:span><text:span text:style-name="T48">Backend</text:span></text:p>
      <text:p text:style-name="P22"/>
      <text:p text:style-name="P57"><text:soft-page-break/>The Backend is run in Java with a Spring Boot framework. <text:s/>It was built using Maven. It responds to the http request made to it with a vehicle registration plate with an InfoDTO that contains the JSON object required to display all the data for frontend.</text:p>
      <text:p text:style-name="P57"/>
      <text:p text:style-name="P58">The request in<text:span text:style-name="T77">i</text:span>tially lands in the controller class which contains a getmapping. From there it is passed through a service class that sends for data in all of the relevant repos required to build the JSON object. This class then constructs this object which consists of 3 parts: </text:p>
      <text:p text:style-name="P58"/>
      <text:list xml:id="list1674884200" text:style-name="L6">
        <text:list-item>
          <text:p text:style-name="P100"><text:span text:style-name="T76">A</text:span><text:span text:style-name="T75"> person object with data taken from the citizen and phone number database.</text:span></text:p>
        </text:list-item>
        <text:list-item>
          <text:p text:style-name="P100"><text:span text:style-name="T76">A</text:span><text:span text:style-name="T75"> list of vehicle registration sightings, with timestamps and locations, taken from the </text:span><text:span text:style-name="T76">ANPR</text:span><text:span text:style-name="T75"> camera and </text:span><text:span text:style-name="T76">ANPR</text:span><text:span text:style-name="T75"> observations databases. </text:span></text:p>
        </text:list-item>
        <text:list-item>
          <text:p text:style-name="P100"><text:span text:style-name="T76">A</text:span><text:span text:style-name="T75">nd, a vehicle object with data taken from the vehicle registrations</text:span></text:p>
          <text:p text:style-name="P92">taken from the database. <text:s/></text:p>
        </text:list-item>
      </text:list>
      <text:p text:style-name="P58"/>
      <text:p text:style-name="P58">The java classes that map onto these databases are connected via a relational database setup using spring annotations.</text:p>
      <text:p text:style-name="P22"/>
      <text:p text:style-name="P16">Auditing</text:p>
      <text:p text:style-name="Standard">A simple auditing strategy has been implemented to record the numberplate searches that have been done. The auditing is done using a logger, that appends to a separate table in the database, the numberplate searched for.</text:p>
      <text:p text:style-name="P22"/>
      <text:p text:style-name="P36">![Image <text:span text:style-name="T59">18</text:span>](ReadmeImages/25.PlateSearchLog.<text:span text:style-name="T33">png</text:span>)</text:p>
      <text:p text:style-name="P36"/>
      <text:p text:style-name="P17">* * * * *</text:p>
      <text:p text:style-name="P22"/>
      <text:p text:style-name="P16"><text:span text:style-name="T49">### </text:span><text:span text:style-name="T48">Frontend</text:span></text:p>
      <text:p text:style-name="P22"/>
      <text:p text:style-name="P17">* * * * *</text:p>
      <text:p text:style-name="P22"/>
      <text:p text:style-name="P16"><text:span text:style-name="T49">### </text:span><text:span text:style-name="T48">Testing</text:span></text:p>
      <text:p text:style-name="P22"/>
      <text:p text:style-name="P59">Unit tests using JUnit are ran on all the functions in the services class of the backend to check the database <text:span text:style-name="T57">(H2 console)</text:span> is returning the correct values. </text:p>
      <text:p text:style-name="P36"/>
      <text:p text:style-name="P36">![Image <text:span text:style-name="T36">1</text:span><text:span text:style-name="T37">8</text:span>](ReadmeImages/24.UnitTesting.<text:span text:style-name="T33">png</text:span>)</text:p>
      <text:p text:style-name="P36"/>
      <text:p text:style-name="P59">An Integration test is ran on the get request to ensure that the correct infoDTO is returned by the search.</text:p>
      <text:p text:style-name="P36"/>
      <text:p text:style-name="P36">![Image <text:span text:style-name="T36">1</text:span><text:span text:style-name="T37">7</text:span>](ReadmeImages/23.IntergratedTesting.<text:span text:style-name="T33">png</text:span>)</text:p>
      <text:p text:style-name="P51"/>
      <text:p text:style-name="P63">For our m<text:span text:style-name="T58">anual </text:span>t<text:span text:style-name="T58">esting </text:span>we used a H2 console as a stand in for an RDS, whilst creating the backend. We also used Postman to send Get requests, whilst the frontend was being developed.</text:p>
      <text:p text:style-name="P63"/>
      <text:p text:style-name="P17">* * * * *</text:p>
      <text:p text:style-name="P22"/>
      <text:p text:style-name="P23">### Devops</text:p>
      <text:p text:style-name="P52"/>
      <text:p text:style-name="P15">* * * * *</text:p>
      <text:p text:style-name="P13"/>
      <text:p text:style-name="P50"><text:soft-page-break/><text:span text:style-name="T28">### </text:span><text:span text:style-name="T29">Application User Guide</text:span></text:p>
      <text:p text:style-name="P21"/>
      <text:p text:style-name="P15">* * * * *</text:p>
      <text:p text:style-name="P15"/>
      <text:p text:style-name="P14"><text:span text:style-name="T31">### </text:span>Stretch Goals</text:p>
      <text:p text:style-name="P53"/>
      <text:list xml:id="list355124861" text:style-name="L7">
        <text:list-item>
          <text:p text:style-name="P93">Expansion of the suspect profile to include financial and mobile data:</text:p>
        </text:list-item>
      </text:list>
      <text:list xml:id="list3888418473" text:style-name="L8">
        <text:list-item>
          <text:list>
            <text:list-item>
              <text:p text:style-name="P97"><text:span text:style-name="T42">Subscriber Records – </text:span><text:span text:style-name="T43">N</text:span><text:span text:style-name="T42">etwork</text:span></text:p>
            </text:list-item>
            <text:list-item>
              <text:p text:style-name="P94">Bank Cards – Bank</text:p>
            </text:list-item>
          </text:list>
        </text:list-item>
      </text:list>
      <text:p text:style-name="P53"/>
      <text:list xml:id="list213711603085806" text:continue-numbering="true" text:style-name="L8">
        <text:list-item>
          <text:p text:style-name="P94">Expansion of the suspect location records to include: </text:p>
        </text:list-item>
      </text:list>
      <text:list xml:id="list853801676" text:style-name="L9">
        <text:list-item>
          <text:list>
            <text:list-item>
              <text:p text:style-name="P95"><text:span text:style-name="T32">C</text:span>all and cell tower record</text:p>
            </text:list-item>
            <text:list-item>
              <text:p text:style-name="P95">EPOS and ATM transactions</text:p>
            </text:list-item>
          </text:list>
        </text:list-item>
      </text:list>
      <text:p text:style-name="P54"/>
      <text:p text:style-name="P54">Further location records such as this would be vital evidence when determining the <text:span text:style-name="T78">exact </text:span>driver of a car wh<text:span text:style-name="T78">en</text:span> is <text:span text:style-name="T78">has multiple </text:span>registered users.</text:p>
      <text:list xml:id="list213710783321006" text:continue-numbering="true" text:style-name="L9">
        <text:list-header>
          <text:p text:style-name="P95"/>
        </text:list-header>
        <text:list-item>
          <text:p text:style-name="P98"><text:span text:style-name="T45">Create a s</text:span><text:span text:style-name="T42">earch function in </text:span><text:span text:style-name="T44">the </text:span><text:span text:style-name="T42">suspect location map and table.</text:span></text:p>
        </text:list-item>
      </text:list>
      <text:p text:style-name="P53"/>
      <text:list xml:id="list213710593213651" text:continue-numbering="true" text:style-name="L9">
        <text:list-item>
          <text:p text:style-name="P98">Expand <text:span text:style-name="T60">auditing function</text:span> to <text:span text:style-name="T46">also </text:span>record <text:span text:style-name="T46">the </text:span>user and <text:span text:style-name="T46">a</text:span> time <text:span text:style-name="T79">and</text:span> date stamp.</text:p>
        </text:list-item>
      </text:list>
      <text:p text:style-name="P55"/>
      <text:p text:style-name="P15">* * * * *</text:p>
      <text:p text:style-name="P54"/>
      <text:p text:style-name="P14"><text:span text:style-name="T31">### </text:span>Acknowledgements</text:p>
      <text:p text:style-name="P56">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30T21:17:38.076000000</dc:date>
    <meta:editing-duration>PT12H33M31S</meta:editing-duration>
    <meta:editing-cycles>111</meta:editing-cycles>
    <meta:generator>LibreOffice/7.2.0.4$Windows_X86_64 LibreOffice_project/9a9c6381e3f7a62afc1329bd359cc48accb6435b</meta:generator>
    <meta:document-statistic meta:table-count="0" meta:image-count="0" meta:object-count="0" meta:page-count="6" meta:paragraph-count="128" meta:word-count="1623" meta:character-count="10258" meta:non-whitespace-character-count="8779"/>
  </office:meta>
</office:document-meta>
</file>